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e7d73" officeooo:paragraph-rsid="002e7d73"/>
    </style:style>
    <style:style style:name="P2" style:family="paragraph" style:parent-style-name="Text_20_body">
      <style:text-properties officeooo:rsid="002f202a" officeooo:paragraph-rsid="002f202a"/>
    </style:style>
    <style:style style:name="P3" style:family="paragraph" style:parent-style-name="Text_20_body">
      <style:text-properties officeooo:rsid="0030bb36" officeooo:paragraph-rsid="0030bb36"/>
    </style:style>
    <style:style style:name="P4" style:family="paragraph" style:parent-style-name="Text_20_body">
      <style:text-properties officeooo:rsid="00333d24" officeooo:paragraph-rsid="00333d24"/>
    </style:style>
    <style:style style:name="P5" style:family="paragraph" style:parent-style-name="Heading_20_1" style:master-page-name="Right_20_Page">
      <style:paragraph-properties style:page-number="auto"/>
      <style:text-properties officeooo:rsid="00333d24" officeooo:paragraph-rsid="00333d24"/>
    </style:style>
    <style:style style:name="P6" style:family="paragraph" style:parent-style-name="Heading_20_2">
      <style:text-properties officeooo:paragraph-rsid="0031461a"/>
    </style:style>
    <style:style style:name="P7" style:family="paragraph" style:parent-style-name="Heading_20_3">
      <style:text-properties officeooo:rsid="00333d24" officeooo:paragraph-rsid="00333d24"/>
    </style:style>
    <style:style style:name="T1" style:family="text">
      <style:text-properties officeooo:rsid="002e7d73"/>
    </style:style>
    <style:style style:name="T2" style:family="text">
      <style:text-properties officeooo:rsid="002f6c64"/>
    </style:style>
    <style:style style:name="T3" style:family="text">
      <style:text-properties officeooo:rsid="0030bb36"/>
    </style:style>
    <style:style style:name="T4" style:family="text">
      <style:text-properties officeooo:rsid="0031461a"/>
    </style:style>
    <style:style style:name="T5" style:family="text">
      <style:text-properties officeooo:rsid="00333d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O Come, All Ye Faithful</text:h>
      <text:p text:style-name="P6">(<text:span text:style-name="T5">Traditional</text:span>)</text:p>
      <text:p text:style-name="P7">[VERSE 1]</text:p>
      <text:p text:style-name="P4"><text:s text:c="2"/>G <text:s text:c="10"/>D</text:p>
      <text:p text:style-name="P4">O Come All Ye Faithful</text:p>
      <text:p text:style-name="P4">G <text:s text:c="12"/>D</text:p>
      <text:p text:style-name="P4">Joyful and triumphant,</text:p>
      <text:p text:style-name="P4"><text:s text:c="2"/>Em <text:s text:c="8"/>D <text:s text:c="9"/>A <text:s text:c="4"/>D</text:p>
      <text:p text:style-name="P4">O come ye, O come ye to Bethlehem.</text:p>
      <text:p text:style-name="P4">G <text:s text:c="9"/>C <text:s text:c="3"/>G</text:p>
      <text:p text:style-name="P4">Come and behold Him,</text:p>
      <text:p text:style-name="P4">Em <text:s text:c="6"/>C <text:s text:c="6"/>D</text:p>
      <text:p text:style-name="P4">Born the King of Angels;</text:p>
      <text:p text:style-name="Heading_20_3">[CHORUS]</text:p>
      <text:p text:style-name="P4"><text:s text:c="2"/>G</text:p>
      <text:p text:style-name="P4">O come, let us adore Him,</text:p>
      <text:p text:style-name="P4"><text:s text:c="2"/>G <text:s text:c="11"/>Em <text:s text:c="3"/>D</text:p>
      <text:p text:style-name="P4">O come, let us adore Him,</text:p>
      <text:p text:style-name="P4"><text:s text:c="2"/>Em <text:s text:c="7"/>Am <text:s/>D <text:s text:c="3"/>C</text:p>
      <text:p text:style-name="P4">O come, let us adore Him,</text:p>
      <text:p text:style-name="P4">G <text:s/>D <text:s text:c="6"/>G</text:p>
      <text:p text:style-name="P4">Christ the Lord.</text:p>
      <text:p text:style-name="Heading_20_3">[VERSE 2]</text:p>
      <text:p text:style-name="P4"><text:s text:c="2"/>G <text:s text:c="14"/>D</text:p>
      <text:p text:style-name="P4">O Sing, choirs of angels,</text:p>
      <text:p text:style-name="P4">G <text:s text:c="10"/>D</text:p>
      <text:p text:style-name="P4">Sing in exultation,</text:p>
      <text:p text:style-name="P4">Em <text:s text:c="9"/>D <text:s text:c="10"/>A <text:s text:c="6"/>D</text:p>
      <text:p text:style-name="P4">Sing all ye citizens of Heaven above</text:p>
      <text:p text:style-name="P4">G <text:s text:c="7"/>C G Em C <text:s text:c="2"/>D</text:p>
      <text:p text:style-name="P4">Glory to God in the Highest;</text:p>
      <text:p text:style-name="P4"/>
      <text:p text:style-name="P4"/>
      <text:p text:style-name="Heading_20_3"><text:soft-page-break/>[CHORUS]</text:p>
      <text:p text:style-name="P4"><text:s text:c="2"/>G</text:p>
      <text:p text:style-name="P4">O come, let us adore Him,</text:p>
      <text:p text:style-name="P4"><text:s text:c="2"/>G <text:s text:c="11"/>Em <text:s text:c="3"/>D</text:p>
      <text:p text:style-name="P4">O come, let us adore Him,</text:p>
      <text:p text:style-name="P4"><text:s text:c="2"/>Em <text:s text:c="7"/>Am <text:s/>D <text:s text:c="3"/>C</text:p>
      <text:p text:style-name="P4">O come, let us adore Him,</text:p>
      <text:p text:style-name="P4">G <text:s/>D <text:s text:c="6"/>G</text:p>
      <text:p text:style-name="P4">Christ the Lord.</text:p>
      <text:p text:style-name="Heading_20_3">[VERSE 3]</text:p>
      <text:p text:style-name="P4">G <text:s text:c="11"/>D</text:p>
      <text:p text:style-name="P4">Yea Lord, we greet Thee,</text:p>
      <text:p text:style-name="P4">G <text:s text:c="14"/>D</text:p>
      <text:p text:style-name="P4">Born this happy morning,</text:p>
      <text:p text:style-name="P4"><text:s text:c="2"/>Em <text:s text:c="8"/>D <text:s text:c="10"/>A <text:s text:c="8"/>D</text:p>
      <text:p text:style-name="P4">O Jesus! for evermore be Thy name adored.</text:p>
      <text:p text:style-name="P4">G <text:s text:c="10"/>C G <text:s text:c="4"/>Em <text:s text:c="4"/>C <text:s text:c="6"/>D</text:p>
      <text:p text:style-name="P4">Word of the Father, now in flesh appearing;</text:p>
      <text:p text:style-name="Heading_20_3">[CHORUS]</text:p>
      <text:p text:style-name="P4"><text:s text:c="2"/>G</text:p>
      <text:p text:style-name="P4">O come, let us adore Him,</text:p>
      <text:p text:style-name="P4"><text:s text:c="2"/>G <text:s text:c="11"/>Em <text:s text:c="3"/>D</text:p>
      <text:p text:style-name="P4">O come, let us adore Him,</text:p>
      <text:p text:style-name="P4"><text:s text:c="2"/>Em <text:s text:c="7"/>Am <text:s/>D <text:s text:c="3"/>C</text:p>
      <text:p text:style-name="P4">O come, let us adore Him,</text:p>
      <text:p text:style-name="P4">G <text:s/>D <text:s text:c="6"/>G</text:p>
      <text:p text:style-name="P4">Christ the L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9M9S</meta:editing-duration>
    <meta:editing-cycles>36</meta:editing-cycles>
    <meta:generator>LibreOffice/5.3.6.1$MacOSX_X86_64 LibreOffice_project/686f202eff87ef707079aeb7f485847613344eb7</meta:generator>
    <dc:title>Lyrics + Chords</dc:title>
    <dc:date>2017-11-17T14:55:36.596767000</dc:date>
    <meta:print-date>2017-04-03T12:23:29.985893000</meta:print-date>
    <meta:document-statistic meta:table-count="0" meta:image-count="0" meta:object-count="0" meta:page-count="2" meta:paragraph-count="58" meta:word-count="224" meta:character-count="1184" meta:non-whitespace-character-count="69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